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imbusRomNo9L" svg:font-family="NimbusRomNo9L"/>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1"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2"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3"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4" style:family="paragraph" style:parent-style-name="Standard">
      <style:paragraph-properties fo:margin-left="1.4772in" fo:margin-right="0in" fo:line-height="125%" fo:text-indent="0in" style:auto-text-indent="false"/>
      <style:text-properties fo:color="#000000"/>
    </style:style>
    <style:style style:name="P15"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6"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7"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18" style:family="paragraph" style:parent-style-name="Preformatted_20_Text">
      <style:paragraph-properties fo:line-height="125%"/>
      <style:text-properties fo:color="#000000" style:font-name="Times New Roman" fo:font-size="12pt" style:font-size-asian="12pt" style:font-size-complex="12pt"/>
    </style:style>
    <style:style style:name="P19"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0"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1" style:family="paragraph" style:parent-style-name="Preformatted_20_Text">
      <style:paragraph-properties fo:line-height="125%"/>
      <style:text-properties fo:color="#000000"/>
    </style:style>
    <style:style style:name="P22" style:family="paragraph" style:parent-style-name="Preformatted_20_Text">
      <style:paragraph-properties fo:line-height="125%"/>
      <style:text-properties fo:color="#000000" style:font-name="Courier New" fo:font-size="10pt" style:font-size-asian="10pt" style:font-size-complex="10pt"/>
    </style:style>
    <style:style style:name="P23"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4"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5"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6"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27"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28"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9" style:family="paragraph" style:parent-style-name="Preformatted_20_Text" style:list-style-name="L4">
      <style:paragraph-properties fo:line-height="125%"/>
      <style:text-properties fo:color="#000000" style:font-name="Times New Roman" fo:font-size="12pt" fo:font-weight="normal" style:font-size-asian="12pt" style:font-weight-asian="normal" style:font-size-complex="12pt" style:font-weight-complex="normal"/>
    </style:style>
    <style:style style:name="P30" style:family="paragraph" style:parent-style-name="Preformatted_20_Text" style:list-style-name="L6">
      <style:paragraph-properties fo:line-height="125%"/>
      <style:text-properties fo:color="#000000" style:font-name="Times New Roman" fo:font-size="12pt" fo:font-weight="normal" style:font-size-asian="12pt" style:font-weight-asian="normal" style:font-size-complex="12pt" style:font-weight-complex="normal"/>
    </style:style>
    <style:style style:name="P31"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32"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3"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5"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6"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7"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8"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9" style:family="paragraph" style:parent-style-name="Preformatted_20_Text" style:list-style-name="L3">
      <style:paragraph-properties fo:line-height="125%"/>
      <style:text-properties fo:color="#000000" style:font-name="Courier New" fo:font-size="10pt" style:font-size-asian="10pt" style:font-size-complex="10pt"/>
    </style:style>
    <style:style style:name="P40" style:family="paragraph" style:parent-style-name="Preformatted_20_Text" style:list-style-name="L5"/>
    <style:style style:name="P41"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P42" style:family="paragraph" style:parent-style-name="Preformatted_20_Text">
      <style:paragraph-properties fo:line-height="110%"/>
      <style:text-properties fo:font-size="12pt" style:font-size-asian="12pt" style:font-size-complex="12pt"/>
    </style:style>
    <style:style style:name="P43" style:family="paragraph" style:parent-style-name="Preformatted_20_Text" style:list-style-name="L5">
      <style:paragraph-properties fo:line-height="110%"/>
      <style:text-properties fo:font-size="12pt" style:font-size-asian="12pt" style:font-size-complex="12pt"/>
    </style:style>
    <style:style style:name="P44" style:family="paragraph" style:parent-style-name="Preformatted_20_Text" style:list-style-name="L5">
      <style:text-properties fo:font-size="12pt" style:font-size-asian="12pt" style:font-size-complex="12p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NimbusRomNo9L" fo:font-size="8pt"/>
    </style:style>
    <style:style style:name="T22" style:family="text">
      <style:text-properties style:font-name="NimbusRomNo9L" fo:font-size="8pt" fo:font-style="italic"/>
    </style:style>
    <style:style style:name="T23" style:family="text">
      <style:text-properties fo:font-size="8pt"/>
    </style:style>
    <style:style style:name="T24" style:family="text">
      <style:text-properties fo:font-size="8pt" fo:font-style="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aster's Thesis Proposal: Formal Theory of Communication in Concurrent ML</text:p>
      <text:p text:style-name="P20">Thomas Logan</text:p>
      <text:p text:style-name="P19"/>
      <text:p text:style-name="P19">Summary</text:p>
      <text:p text:style-name="P18"><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18"/>
      <text:p text:style-name="P19">Overview</text:p>
      <text:p text:style-name="P18"><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18"><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18"/>
      <text:p text:style-name="P16"><text:span text:style-name="T2">type</text:span><text:span text:style-name="T1"> thread_id</text:span></text:p>
      <text:p text:style-name="P17"><text:span text:style-name="T8">val</text:span> spawn<text:span text:style-name="T9">: </text:span>(unit <text:span text:style-name="T9">-&gt;</text:span> unit) -&gt; thread_id</text:p>
      <text:p text:style-name="P18"/>
      <text:p text:style-name="P18">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18"/>
      <text:p text:style-name="P17"><text:span text:style-name="T8">type</text:span> 'a chan</text:p>
      <text:p text:style-name="P17"><text:span text:style-name="T8">val</text:span> channel : unit -&gt; 'a chan</text:p>
      <text:p text:style-name="P17"><text:span text:style-name="T8">val</text:span> recv : 'a chan -&gt; 'a</text:p>
      <text:p text:style-name="P17"><text:span text:style-name="T8">val</text:span> send : ('a chan * 'a) -&gt; unit</text:p>
      <text:p text:style-name="P18"/>
      <text:p text:style-name="P18">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0"><text:span text:style-name="T8"><text:s text:c="2"/>type</text:span> serv</text:p>
      <text:p text:style-name="P10"><text:span text:style-name="T8"><text:s text:c="2"/>val</text:span><text:span text:style-name="T9"> make : unit -&gt; serv</text:span></text:p>
      <text:p text:style-name="P10"><text:span text:style-name="T8"><text:s text:c="2"/>val </text:span>call : serv * int -&gt; int</text:p>
      <text:p text:style-name="P11">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0"><text:span text:style-name="T8"><text:s text:c="2"/>datatype</text:span> serv = <text:span text:style-name="T9">S</text:span> <text:span text:style-name="T8">of</text:span><text:span text:style-name="T9"> (int * int chan) chan </text:span></text:p>
      <text:p text:style-name="P12"/>
      <text:p text:style-name="P10"><text:span text:style-name="T8"><text:s text:c="2"/>fun</text:span><text:span text:style-name="T9"> make () </text:span>= <text:span text:style-name="T8">let</text:span> </text:p>
      <text:p text:style-name="P10"><text:span text:style-name="T8"><text:s text:c="4"/>val</text:span> reqCh = channel ()</text:p>
      <text:p text:style-name="P10"><text:span text:style-name="T8"><text:s text:c="4"/></text:span><text:span text:style-name="T8">fun</text:span> loop state = <text:span text:style-name="T8">let</text:span></text:p>
      <text:p text:style-name="P10"><text:span text:style-name="T8"><text:s text:c="4"/></text:span><text:span text:style-name="T8"><text:s text:c="2"/>val </text:span>(v, replCh) = recv reqCh</text:p>
      <text:p text:style-name="P10"><text:span text:style-name="T8"><text:s text:c="4"/>in</text:span> </text:p>
      <text:p text:style-name="P10"><text:s text:c="6"/>send (replCh, state);</text:p>
      <text:p text:style-name="P10"><text:s text:c="6"/>loop v </text:p>
      <text:p text:style-name="P10"><text:span text:style-name="T8"><text:s text:c="4"/>end</text:span> <text:s text:c="3"/></text:p>
      <text:p text:style-name="P11"><text:s text:c="2"/>in</text:p>
      <text:p text:style-name="P10"><text:span text:style-name="T8"><text:s text:c="4"/></text:span>spawn (<text:span text:style-name="T8">fn</text:span> () =&gt; loop 0);</text:p>
      <text:p text:style-name="P10"><text:s text:c="4"/>S reqCh</text:p>
      <text:p text:style-name="P10"><text:span text:style-name="T8"><text:s text:c="2"/>end</text:span> </text:p>
      <text:p text:style-name="P10"/>
      <text:p text:style-name="P10"><text:span text:style-name="T8"><text:s text:c="2"/>fun</text:span> call (server, v) = <text:span text:style-name="T8">let</text:span> </text:p>
      <text:p text:style-name="P10"><text:s text:c="4"/><text:span text:style-name="T8">val</text:span> S reqCh = server</text:p>
      <text:p text:style-name="P10"><text:span text:style-name="T8"><text:s text:c="4"/>val</text:span> replCh = channel ()</text:p>
      <text:p text:style-name="P10"><text:span text:style-name="T8"><text:s text:c="2"/>in</text:span> </text:p>
      <text:p text:style-name="P10"><text:s text:c="4"/>send (reqCh, (v, replCh));</text:p>
      <text:p text:style-name="P10"><text:s text:c="4"/>recv replCh </text:p>
      <text:p text:style-name="P11"><text:s text:c="2"/>end</text:p>
      <text:p text:style-name="P11">end</text:p>
      <text:p text:style-name="P2">Listing 2: Implementation of servers</text:p>
      <text:p text:style-name="P21"><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1"><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18"/>
      <text:p text:style-name="P17"><text:span text:style-name="T8">type</text:span> 'a event</text:p>
      <text:p text:style-name="P17"><text:span text:style-name="T8">val</text:span> sync : 'a event -&gt; 'a</text:p>
      <text:p text:style-name="P17"><text:span text:style-name="T8">val</text:span> recvEvt : 'a chan -&gt; 'a event</text:p>
      <text:p text:style-name="P17"><text:span text:style-name="T8">val</text:span> sendEvt : 'a chan * 'a -&gt; unit event</text:p>
      <text:p text:style-name="P17"><text:span text:style-name="T8">val</text:span> choose: 'a event * 'a event -&gt; 'a event</text:p>
      <text:p text:style-name="P17"/>
      <text:p text:style-name="P17"><text:span text:style-name="T8">fun </text:span>send (ch, v) = sync (sendEvt (ch, v))</text:p>
      <text:p text:style-name="P17"><text:span text:style-name="T8">fun</text:span> recv v = sync (recvEvt v)</text:p>
      <text:p text:style-name="P18"/>
      <text:p text:style-name="P18"><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18"><text:s text:c="2"/></text:p>
      <text:p text:style-name="P17"><text:span text:style-name="T8">val</text:span> thenEvt: 'a event * ('a -&gt; 'b event) <text:s/>-&gt; 'b event</text:p>
      <text:p text:style-name="P17"/>
      <text:p text:style-name="P18">When <text:s/><text:span text:style-name="T1">thenEvt</text:span> is synchronized on, either all of its constituent events and abstractions evaluate in isolation, or none evaluate.</text:p>
      <text:p text:style-name="P18"/>
      <text:p text:style-name="P18"><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18"><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1">val <text:span text:style-name="T9">server = Serv.make ()</text:span></text:p>
      <text:p text:style-name="P12"><text:span text:style-name="T8">val</text:span> _ = spawn (fn () =&gt; Serv.call (server, 35))</text:p>
      <text:p text:style-name="P12"><text:span text:style-name="T8">val</text:span> _ = spawn (fn () =&gt; </text:p>
      <text:p text:style-name="P6"><text:tab/><text:tab/><text:tab/> <text:s/>Serv.call (server, 12); </text:p>
      <text:p text:style-name="P12"><text:s text:c="2"/>Serv.call (server, 13)</text:p>
      <text:p text:style-name="P12">)</text:p>
      <text:p text:style-name="P12"><text:span text:style-name="T8">val</text:span> _ = spawn (fn () =&gt; Serv.call (server, 81))</text:p>
      <text:p text:style-name="P12"><text:span text:style-name="T8">val</text:span> _ = spawn (fn () =&gt; Serv.call (server, 44))</text:p>
      <text:p text:style-name="P15"/>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18"><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18"/>
      <text:p text:style-name="P14"><text:span text:style-name="T3">structure</text:span><text:span text:style-name="T4"> Serv :&gt; SERV = </text:span><text:span text:style-name="T3">struct </text:span></text:p>
      <text:p text:style-name="P10"><text:span text:style-name="T8"><text:s text:c="2"/>datatype</text:span> serv = <text:span text:style-name="T9">S</text:span> <text:span text:style-name="T8">of</text:span><text:span text:style-name="T9"> (int * int chan) chan </text:span></text:p>
      <text:p text:style-name="P12"/>
      <text:p text:style-name="P10"><text:span text:style-name="T8"><text:s text:c="2"/>fun</text:span><text:span text:style-name="T9"> make () </text:span>= <text:span text:style-name="T8">let</text:span> </text:p>
      <text:p text:style-name="P10"><text:span text:style-name="T8"><text:s text:c="4"/>val</text:span> reqCh = <text:span text:style-name="T17">FanIn.</text:span>channel()</text:p>
      <text:p text:style-name="P10"><text:span text:style-name="T8"><text:s text:c="4"/></text:span><text:span text:style-name="T8">fun</text:span> loop state = <text:span text:style-name="T8">let</text:span></text:p>
      <text:p text:style-name="P10"><text:span text:style-name="T8"><text:s text:c="6"/>val </text:span>(v, replCh) = <text:span text:style-name="T17">FanIn.</text:span>recv reqCh</text:p>
      <text:p text:style-name="P10"><text:span text:style-name="T8"><text:s text:c="4"/>in</text:span> </text:p>
      <text:p text:style-name="P10"><text:s text:c="6"/><text:span text:style-name="T17">OneShot.</text:span><text:span text:style-name="T18">send (replCh, state)</text:span>;</text:p>
      <text:p text:style-name="P10"><text:s text:c="6"/>loop v </text:p>
      <text:p text:style-name="P10"><text:span text:style-name="T8"><text:s text:c="4"/>end</text:span> <text:s text:c="3"/></text:p>
      <text:p text:style-name="P11"><text:s text:c="2"/>in</text:p>
      <text:p text:style-name="P10"><text:span text:style-name="T8"><text:s text:c="4"/></text:span>spawn (<text:span text:style-name="T8">fn</text:span> () =&gt; loop 0);</text:p>
      <text:p text:style-name="P10"><text:s text:c="4"/>S reqCh</text:p>
      <text:p text:style-name="P10"><text:span text:style-name="T8"><text:s text:c="2"/>end</text:span> </text:p>
      <text:p text:style-name="P10"/>
      <text:p text:style-name="P10"><text:span text:style-name="T8"><text:s text:c="2"/>fun</text:span> call (server, v) = <text:span text:style-name="T8">let</text:span> </text:p>
      <text:p text:style-name="P10"><text:s text:c="4"/><text:span text:style-name="T8">val</text:span> S reqCh = server</text:p>
      <text:p text:style-name="P10"><text:span text:style-name="T8"><text:s text:c="4"/>val</text:span> replCh = <text:span text:style-name="T17">OneShot</text:span>.channel ()</text:p>
      <text:p text:style-name="P10"><text:span text:style-name="T8"><text:s text:c="2"/>in</text:span> </text:p>
      <text:p text:style-name="P10"><text:s text:c="4"/><text:span text:style-name="T17">FanIn.</text:span>send (reqCh, (v, replCh));</text:p>
      <text:p text:style-name="P10"><text:s text:c="4"/><text:span text:style-name="T17">OneShot.</text:span>recv replCh </text:p>
      <text:p text:style-name="P11"><text:s text:c="2"/>end</text:p>
      <text:p text:style-name="P11">end</text:p>
      <text:p text:style-name="P11"/>
      <text:p text:style-name="P18">Without a static analysis to check the usage of the special channels, one could inadvertently use a one-shot channel for a channel that has multiple senders, resulting in runtime behavior inconsistent with the general semantics of channel synchronization.</text:p>
      <text:p text:style-name="P18"><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18"/>
      <text:p text:style-name="P18"><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18"><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18"><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18"/>
      <text:list xml:id="list7592992120333260593" text:style-name="L1">
        <text:list-item>
          <text:p text:style-name="P34">let</text:p>
        </text:list-item>
        <text:list-item>
          <text:p text:style-name="P37"><text:s text:c="2"/><text:span text:style-name="T8">val</text:span> w = 4</text:p>
        </text:list-item>
        <text:list-item>
          <text:p text:style-name="P37"><text:s text:c="2"/><text:span text:style-name="T8">val</text:span> x = ref 1</text:p>
        </text:list-item>
        <text:list-item>
          <text:p text:style-name="P37"><text:s text:c="2"/><text:span text:style-name="T8">val</text:span> y = ref 2</text:p>
        </text:list-item>
        <text:list-item>
          <text:p text:style-name="P37"><text:s text:c="2"/><text:span text:style-name="T8">val</text:span> z = (!x + 1) + (!y + 2) + (w - 3); </text:p>
        </text:list-item>
        <text:list-item>
          <text:p text:style-name="P37"><text:s text:c="2"/><text:span text:style-name="T8">val</text:span> w = 1</text:p>
        </text:list-item>
        <text:list-item>
          <text:p text:style-name="P34">in</text:p>
        </text:list-item>
        <text:list-item>
          <text:p text:style-name="P37"><text:s text:c="2"/>y := 0;</text:p>
        </text:list-item>
        <text:list-item>
          <text:p text:style-name="P37"><text:s text:c="2"/>(!y + 2) - (!x + 1) * (w – 3)</text:p>
        </text:list-item>
        <text:list-item>
          <text:p text:style-name="P34">end</text:p>
        </text:list-item>
      </text:list>
      <text:p text:style-name="P18"><text:tab/></text:p>
      <text:p text:style-name="P18">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18"><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18"/>
      <text:list xml:id="list1996580574524240927" text:style-name="L2">
        <text:list-item>
          <text:p text:style-name="P32"><text:span text:style-name="T2">let</text:span><text:span text:style-name="T1"> </text:span></text:p>
        </text:list-item>
        <text:list-item>
          <text:p text:style-name="P32"><text:span text:style-name="T1"><text:s text:c="2"/></text:span><text:span text:style-name="T2">val</text:span><text:span text:style-name="T1"> x = 1 <text:s text:c="3"/></text:span></text:p>
        </text:list-item>
        <text:list-item>
          <text:p text:style-name="P32"><text:span text:style-name="T1"><text:s text:c="2"/></text:span><text:span text:style-name="T2">val</text:span><text:span text:style-name="T1"> y = 2</text:span></text:p>
        </text:list-item>
        <text:list-item>
          <text:p text:style-name="P32"><text:span text:style-name="T1"><text:s text:c="2"/></text:span><text:span text:style-name="T2">val</text:span><text:span text:style-name="T1"> z = ref (4 * 73)</text:span></text:p>
        </text:list-item>
        <text:list-item>
          <text:p text:style-name="P32"><text:span text:style-name="T1"><text:s text:c="2"/></text:span><text:span text:style-name="T2">val</text:span><text:span text:style-name="T1"> x = 4</text:span></text:p>
        </text:list-item>
        <text:list-item>
          <text:p text:style-name="P32"><text:span text:style-name="T2">in</text:span><text:span text:style-name="T1"> </text:span></text:p>
        </text:list-item>
        <text:list-item>
          <text:p text:style-name="P38"><text:s text:c="2"/>z := 1; </text:p>
        </text:list-item>
        <text:list-item>
          <text:p text:style-name="P38"><text:s text:c="2"/>x * !z</text:p>
        </text:list-item>
        <text:list-item>
          <text:p text:style-name="P35">end</text:p>
        </text:list-item>
      </text:list>
      <text:p text:style-name="P18"/>
      <text:p text:style-name="P18"><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18"><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18"/>
      <text:list xml:id="list7163830918145762428" text:style-name="L3">
        <text:list-item>
          <text:p text:style-name="P33"><text:span text:style-name="T2">let</text:span><text:span text:style-name="T1"> </text:span></text:p>
        </text:list-item>
        <text:list-item>
          <text:p text:style-name="P33"><text:span text:style-name="T1"><text:s text:c="2"/></text:span><text:span text:style-name="T2">val</text:span><text:span text:style-name="T1"> f = </text:span><text:span text:style-name="T2">fn</text:span><text:span text:style-name="T1"> x =&gt; x 1</text:span></text:p>
        </text:list-item>
        <text:list-item>
          <text:p text:style-name="P33"><text:span text:style-name="T1"><text:s text:c="2"/></text:span><text:span text:style-name="T2">val</text:span><text:span text:style-name="T1"> g = </text:span><text:span text:style-name="T2">fn</text:span><text:span text:style-name="T1"> y =&gt; y + 2</text:span></text:p>
        </text:list-item>
        <text:list-item>
          <text:p text:style-name="P33"><text:span text:style-name="T1"><text:s text:c="2"/></text:span><text:span text:style-name="T2">val</text:span><text:span text:style-name="T1"> h = </text:span><text:span text:style-name="T2">fn</text:span><text:span text:style-name="T1"> z =&gt; z + 3</text:span></text:p>
        </text:list-item>
        <text:list-item>
          <text:p text:style-name="P33"><text:span text:style-name="T2">in</text:span><text:span text:style-name="T1"> </text:span></text:p>
        </text:list-item>
        <text:list-item>
          <text:p text:style-name="P39"><text:s text:c="2"/>(f g) + (f h)</text:p>
        </text:list-item>
        <text:list-item>
          <text:p text:style-name="P36">end</text:p>
        </text:list-item>
      </text:list>
      <text:p text:style-name="P18"/>
      <text:p text:style-name="P18"><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18"><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18"/>
      <text:p text:style-name="P18"><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18"><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18"><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18"/>
      <text:p text:style-name="P18"><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18"><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18"><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18"/>
      <text:p text:style-name="P23"><text:span text:style-name="T8">datatype</text:span> 'a list = Nil | Cons 'a "'a list"</text:p>
      <text:p text:style-name="P23"/>
      <text:p text:style-name="P26"><text:span text:style-name="T8">inductive</text:span> sorted :: "('a ⇒ 'a ⇒ bool) ⇒ 'a list ⇒ bool" where</text:p>
      <text:p text:style-name="P26"><text:s text:c="2"/>Nil : "sorted P Nil" |</text:p>
      <text:p text:style-name="P26"><text:s text:c="2"/>Single : "sorted P (Cons x Nil)" |</text:p>
      <text:p text:style-name="P26"><text:s text:c="2"/>Cons : "P x y ⟹ sorted P (Cons y ys) ⟹ sorted P (Cons x (Cons y ys))"</text:p>
      <text:p text:style-name="P18"/>
      <text:p text:style-name="P18">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18"/>
      <text:p text:style-name="P24">datatype<text:span text:style-name="T9"> nat = Z | S nat </text:span></text:p>
      <text:p text:style-name="P24"/>
      <text:p text:style-name="P24">inductive<text:span text:style-name="T9"> lte :: “nat =&gt; nat =&gt; bool” </text:span>where</text:p>
      <text:p text:style-name="P25"><text:s text:c="2"/>Eq : “lte n n” |</text:p>
      <text:p text:style-name="P25"><text:s text:c="2"/>Lt : “lte n1 n2 ==&gt; lte n1 (S n2)”</text:p>
      <text:p text:style-name="P24"/>
      <text:p text:style-name="P24">theorem<text:span text:style-name="T9"> “</text:span></text:p>
      <text:p text:style-name="P25"><text:s text:c="2"/>sorted lte (Cons (Z) (Cons (S Z) (Cons (S Z) (Cons (S (S (S Z))) Nil))))</text:p>
      <text:p text:style-name="P25">”</text:p>
      <text:p text:style-name="P24"><text:s/>apply<text:span text:style-name="T9"> (rule Cons)</text:span></text:p>
      <text:p text:style-name="P24"><text:s text:c="2"/>apply<text:span text:style-name="T9"> (rule Lt)</text:span></text:p>
      <text:p text:style-name="P24"><text:s text:c="2"/>apply<text:span text:style-name="T9"> (rule Eq)</text:span></text:p>
      <text:p text:style-name="P24"><text:s/>apply<text:span text:style-name="T9"> (rule Cons)</text:span></text:p>
      <text:p text:style-name="P24"><text:s text:c="2"/>apply<text:span text:style-name="T9"> (rule Eq)</text:span></text:p>
      <text:p text:style-name="P24"><text:s/>apply<text:span text:style-name="T9"> (rule Cons)</text:span></text:p>
      <text:p text:style-name="P24"><text:s text:c="2"/>apply<text:span text:style-name="T9"> (rule Lt)</text:span></text:p>
      <text:p text:style-name="P24"><text:s text:c="2"/>apply<text:span text:style-name="T9"> (rule Lt)</text:span></text:p>
      <text:p text:style-name="P24"><text:s text:c="2"/>apply<text:span text:style-name="T9"> (rule Eq)</text:span></text:p>
      <text:p text:style-name="P24"><text:s/>apply<text:span text:style-name="T9"> (rule Single)</text:span></text:p>
      <text:p text:style-name="P24">done</text:p>
      <text:p text:style-name="P18"/>
      <text:p text:style-name="P18">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2"/>
      <text:p text:style-name="P10"><text:span text:style-name="T14">definition</text:span><text:span text:style-name="T15"> True :: bool </text:span><text:span text:style-name="T14">where</text:span><text:span text:style-name="T15"> </text:span></text:p>
      <text:p text:style-name="P13"><text:s text:c="2"/>"True ≡ ((λx::bool. x) = (λx. x))"</text:p>
      <text:p text:style-name="P13"/>
      <text:p text:style-name="P10"><text:span text:style-name="T14">definition</text:span><text:span text:style-name="T15"> False :: bool </text:span><text:span text:style-name="T14">where</text:span><text:span text:style-name="T15"> </text:span></text:p>
      <text:p text:style-name="P13"><text:s text:c="2"/>"False ≡ (∀P. P)"</text:p>
      <text:p text:style-name="P27"/>
      <text:p text:style-name="P19">Hypothesis</text:p>
      <text:p text:style-name="P18"><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19"/>
      <text:p text:style-name="P19">Evaluation</text:p>
      <text:p text:style-name="P19"><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0"/>
      <text:p text:style-name="P19">Architecture</text:p>
      <text:p text:style-name="P18"><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18"><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18"><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text:s/>A modification of Listing 2 illustrates the restrictive grammar applied to Concurrent ML.</text:p>
      <text:p text:style-name="P18"/>
      <text:p text:style-name="P10"><text:span text:style-name="T8">let</text:span><text:span text:style-name="T9"> make = </text:span><text:span text:style-name="T8">fun</text:span><text:span text:style-name="T9"> f () =&gt;</text:span></text:p>
      <text:p text:style-name="P10"><text:span text:style-name="T8"><text:s text:c="2"/>let </text:span>reqCh = channel () <text:span text:style-name="T8">in</text:span></text:p>
      <text:p text:style-name="P10"><text:span text:style-name="T8"><text:s text:c="2"/>let </text:span>loop = <text:span text:style-name="T8">fun</text:span> loop state =&gt;</text:p>
      <text:p text:style-name="P10"><text:s text:c="4"/><text:span text:style-name="T8">let </text:span><text:span text:style-name="T9">req</text:span><text:span text:style-name="T8"> </text:span>= recv reqCh <text:span text:style-name="T8">in</text:span></text:p>
      <text:p text:style-name="P10"><text:span text:style-name="T8"><text:s text:c="4"/>let</text:span><text:span text:style-name="T9"> v = fst req </text:span><text:span text:style-name="T8">in</text:span></text:p>
      <text:p text:style-name="P10"><text:span text:style-name="T8"><text:s text:c="4"/>let</text:span><text:span text:style-name="T9"> replCh = snd req </text:span><text:span text:style-name="T8">in</text:span></text:p>
      <text:p text:style-name="P10"><text:span text:style-name="T8"><text:s text:c="4"/>let</text:span><text:span text:style-name="T9"> p1 = (reply, state) </text:span><text:span text:style-name="T8">in</text:span></text:p>
      <text:p text:style-name="P10"><text:s text:c="4"/><text:span text:style-name="T8">let</text:span> u1 = send p1 <text:span text:style-name="T8">in</text:span></text:p>
      <text:p text:style-name="P10"><text:s text:c="4"/><text:span text:style-name="T8">let</text:span> lres = loop v <text:span text:style-name="T8">in</text:span></text:p>
      <text:p text:style-name="P10"><text:span text:style-name="T8"><text:s text:c="4"/></text:span><text:span text:style-name="T9">lres</text:span><text:span text:style-name="T8"> </text:span></text:p>
      <text:p text:style-name="P10"><text:span text:style-name="T8"><text:s text:c="2"/>let</text:span><text:span text:style-name="T9"> s </text:span><text:span text:style-name="T8">= </text:span>spawn (</text:p>
      <text:p text:style-name="P10"><text:s text:c="4"/><text:span text:style-name="T8">let</text:span> z = 0 <text:span text:style-name="T8">in</text:span></text:p>
      <text:p text:style-name="P10"><text:span text:style-name="T8"><text:s text:c="4"/>let</text:span><text:span text:style-name="T9"> sres = loop z </text:span><text:span text:style-name="T8">in</text:span></text:p>
      <text:p text:style-name="P10"><text:span text:style-name="T8"><text:s text:c="4"/></text:span><text:span text:style-name="T9">sres</text:span></text:p>
      <text:p text:style-name="P10"><text:span text:style-name="T8"><text:s text:c="2"/></text:span>) <text:span text:style-name="T8">in</text:span></text:p>
      <text:p text:style-name="P10"><text:s text:c="2"/><text:span text:style-name="T8">let</text:span> mres = S reqCh <text:span text:style-name="T8">in</text:span></text:p>
      <text:p text:style-name="P10"><text:span text:style-name="T8"><text:s text:c="2"/></text:span><text:span text:style-name="T9">mres</text:span></text:p>
      <text:p text:style-name="P10"/>
      <text:p text:style-name="P10"><text:span text:style-name="T8">let</text:span> call = <text:span text:style-name="T8">fun</text:span> f (server, v) =&gt;</text:p>
      <text:p text:style-name="P10"><text:s text:c="2"/><text:span text:style-name="T8">let</text:span> reqCh = <text:span text:style-name="T8">case</text:span> server <text:span text:style-name="T8">of</text:span> (S x) =&gt; x <text:span text:style-name="T8">in</text:span></text:p>
      <text:p text:style-name="P10"><text:span text:style-name="T8"><text:s text:c="2"/>let</text:span> replCh = channel () <text:span text:style-name="T8">in</text:span></text:p>
      <text:p text:style-name="P10"><text:soft-page-break/><text:span text:style-name="T8"><text:s text:c="2"/>let</text:span><text:span text:style-name="T9"> p2 = (v, replCh) </text:span><text:span text:style-name="T8">in</text:span></text:p>
      <text:p text:style-name="P10"><text:span text:style-name="T8"><text:s text:c="2"/>let</text:span><text:span text:style-name="T9"> p3 = (reqCh, p2) </text:span><text:span text:style-name="T8">in</text:span></text:p>
      <text:p text:style-name="P10"><text:s text:c="2"/><text:span text:style-name="T8">let</text:span> u2 = send p3 <text:span text:style-name="T8">in</text:span></text:p>
      <text:p text:style-name="P10"><text:s text:c="2"/><text:span text:style-name="T8">let</text:span> cres = recv replCh <text:span text:style-name="T8">in</text:span></text:p>
      <text:p text:style-name="P10"><text:s text:c="2"/>cres </text:p>
      <text:p text:style-name="P11"/>
      <text:p text:style-name="P19"/>
      <text:p text:style-name="P19">Deliverables</text:p>
      <text:list xml:id="list7828313493917638385" text:style-name="L4">
        <text:list-item>
          <text:p text:style-name="P29">Technical paper</text:p>
        </text:list-item>
        <text:list-item>
          <text:p text:style-name="P29">Isabelle code</text:p>
          <text:p text:style-name="P29"/>
        </text:list-item>
      </text:list>
      <text:p text:style-name="P19">References</text:p>
      <text:list xml:id="list7509169112349345542" text:style-name="L5">
        <text:list-item>
          <text:p text:style-name="P41">Donnelly, K. and Fluet, M. Transactional events. ACM SIGPLAN Notices 2006, 41(9), pp.124-135.</text:p>
        </text:list-item>
        <text:list-item>
          <text:p text:style-name="P43">Flanagan C., Sabry A., Duba B.F., Felleisen M. The Essence of Compiling with Continuations. In ACM SIGPLAN Notices; 1993 Aug 1 (Vol. 28, No. 6, pp. 237-247). ACM.</text:p>
        </text:list-item>
        <text:list-item>
          <text:p text:style-name="P41">Fluet, M. A type-and control-flow analysis for System F. In Symposium on Implementation and Application of Functional Languages (pp. 122-139). 2012 August. Springer, Berlin, Heidelberg.</text:p>
        </text:list-item>
        <text:list-item>
          <text:p text:style-name="P43">Matichuk D., Murray T., Wenzel M. Eisbach: A Proof Method Language for Isabelle. Journal of Automated Reasoning. 2016 Mar 1;56(3):261-82.</text:p>
        </text:list-item>
        <text:list-item>
          <text:p text:style-name="P43">Nielson F., Nielson H.R., Hankin C. Principles of program analysis. Springer; 2015 Feb 27.</text:p>
        </text:list-item>
        <text:list-item>
          <text:p text:style-name="P43">Nipkow T, Klein G. Concrete Semantics: With Isabelle/HOL. Springer; 2014 Dec 3.</text:p>
        </text:list-item>
        <text:list-item>
          <text:p text:style-name="P43">Paulson L.C., Nipkow T. Isabelle Tutorial and User’s Manual. University of Cambridge, Computer Laboratory; 1990.</text:p>
        </text:list-item>
        <text:list-item>
          <text:p text:style-name="P43">Reppy, J.H. Concurrent Programming in ML. Cambridge University Press; 2007 Sep 14.</text:p>
        </text:list-item>
        <text:list-item>
          <text:p text:style-name="P41">Reppy, J. H. CML: A Higher-Order Concurrent Language. In PLDI’91, New York, NY, June 1991. ACM, pp. 293–305. </text:p>
        </text:list-item>
        <text:list-item>
          <text:p text:style-name="P41">Reppy, J., Russo, C.V. and Xiao, Y. Parallel concurrent ML. In ACM SIGPLAN Notices 2009 August (Vol. 44, No. 9, pp. 257-268). ACM.</text:p>
        </text:list-item>
        <text:list-item>
          <text:p text:style-name="P43">Reppy J, Xiao Y. Specialization of CML message-passing primitives. In ACM SIGPLAN Notices 2007 Jan 17 (Vol. 42, No. 1, pp. 315-326). ACM.</text:p>
        </text:list-item>
        <text:list-item>
          <text:p text:style-name="P43">Reppy, J. Type-sensitive control-flow analysis. In ML ’06, New York, NY, September 2006. ACM, pp. 74–83. </text:p>
        </text:list-item>
        <text:list-item>
          <text:p text:style-name="P44">Shivers, O. Control-flow analysis of higher-order languages. PhD dissertation, Carnegie Mellon University, 1991.</text:p>
        </text:list-item>
        <text:list-item>
          <text:p text:style-name="P44">Wenzel M. The Isabelle/Isar Reference Manual.</text:p>
        </text:list-item>
        <text:list-item>
          <text:p text:style-name="P44">Wenzel M, Haftmann F, Paulson L. The Isabelle/Isar Implementation.</text:p>
        </text:list-item>
        <text:list-item>
          <text:p text:style-name="P44">Xiao, Y. Toward optimization of Concurrent ML. Master’s dissertation, University of Chicago, December 2005. </text:p>
        </text:list-item>
        <text:list-item>
          <text:p text:style-name="P40"><text:a xlink:type="simple" xlink:href="http://isabelle.in.tum.de/" text:style-name="Internet_20_link" text:visited-style-name="Visited_20_Internet_20_Link"><text:span text:style-name="T19">http://isabelle.in.tum.de/</text:span></text:a></text:p>
        </text:list-item>
        <text:list-item>
          <text:p text:style-name="P44">Serrano, M. Control flow analysis: a functional languages compilation paradigm. In <text:span text:style-name="T12">SAC ’95: Proceedings of the 1995 ACM symposium on Applied Computing</text:span>, New York, NY, 1995. ACM, pp. 118–122. </text:p>
        </text:list-item>
      </text:list>
      <text:p text:style-name="P42"><text:soft-page-break/></text:p>
      <text:p text:style-name="P42"/>
      <text:p text:style-name="P19">Schedule</text:p>
      <text:list xml:id="list1700617206112980886" text:style-name="L6">
        <text:list-item>
          <text:p text:style-name="P30">Define the syntax of Concurrent ML using Isabelle/HOL <text:span text:style-name="T8">(completed)</text:span></text:p>
        </text:list-item>
        <text:list-item>
          <text:p text:style-name="P30">Define the operational semantics <text:span text:style-name="T8">(completed)</text:span></text:p>
        </text:list-item>
        <text:list-item>
          <text:p text:style-name="P30">Define communication topologies in terms of operational semantics <text:span text:style-name="T8">(completed)</text:span></text:p>
        </text:list-item>
        <text:list-item>
          <text:p text:style-name="P30">Define the abstract value flow analysis <text:span text:style-name="T8">(completed)</text:span></text:p>
        </text:list-item>
        <text:list-item>
          <text:p text:style-name="P30">Define the communication topology analysis <text:span text:style-name="T8">(completed)</text:span></text:p>
        </text:list-item>
        <text:list-item>
          <text:p text:style-name="P30">Prove that the abstract value flow analysis is sound <text:span text:style-name="T8">(completed)</text:span></text:p>
        </text:list-item>
        <text:list-item>
          <text:p text:style-name="P30">Prove that the communication topology analysis is sound <text:span text:style-name="T8">(in progress)</text:span></text:p>
        </text:list-item>
        <text:list-item>
          <text:p text:style-name="P30">Prove that simple programs adhere to communication topology definitions</text:p>
        </text:list-item>
        <text:list-item>
          <text:p text:style-name="P30">Prove that the analysis is informative (not vacuous) with respect to example programs</text:p>
        </text:list-item>
        <text:list-item>
          <text:p text:style-name="P30">Extend the definitions and proofs with <text:span text:style-name="T1">choose_evt</text:span></text:p>
        </text:list-item>
        <text:list-item>
          <text:p text:style-name="P30">Extend the definitions and proofs with <text:span text:style-name="T1">then_evt</text:span></text:p>
        </text:list-item>
        <text:list-item>
          <text:p text:style-name="P30">Derive a constraint-based algorithm from specification</text:p>
        </text:list-item>
        <text:list-item>
          <text:p text:style-name="P30">Prove the analysis is computable using the algorithm (time permitting)</text:p>
        </text:list-item>
        <text:list-item>
          <text:p text:style-name="P30">Write technical paper</text:p>
        </text:list-item>
        <text:list-item>
          <text:p text:style-name="P30">Defense (May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imbusRomNo9L" svg:font-family="NimbusRomNo9L"/>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2-16T11:00:46</dc:date>
    <dc:creator>Thomas Logan</dc:creator>
    <meta:generator>OpenOffice/4.1.3$Unix OpenOffice.org_project/413m1$Build-9783</meta:generator>
    <meta:editing-duration>P26DT6H39M25S</meta:editing-duration>
    <meta:editing-cycles>473</meta:editing-cycles>
    <meta:document-statistic meta:table-count="0" meta:image-count="0" meta:object-count="0" meta:page-count="14" meta:paragraph-count="238" meta:word-count="5313" meta:character-count="32317"/>
  </office:meta>
</office:document-meta>
</file>